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officeooo:rsid="0000e07b" officeooo:paragraph-rsid="00027e58"/>
    </style:style>
    <style:style style:name="P2" style:family="paragraph" style:parent-style-name="Standard" style:list-style-name="L1">
      <style:text-properties fo:font-style="italic" officeooo:rsid="0000e07b" officeooo:paragraph-rsid="0000e07b" style:font-style-asian="italic" style:font-style-complex="italic"/>
    </style:style>
    <style:style style:name="P3" style:family="paragraph" style:parent-style-name="Standard" style:list-style-name="L1">
      <style:text-properties fo:font-style="normal" officeooo:rsid="0001bc98" officeooo:paragraph-rsid="0001bc98" style:font-style-asian="normal" style:font-style-complex="normal"/>
    </style:style>
    <style:style style:name="P4" style:family="paragraph" style:parent-style-name="Standard" style:list-style-name="L1">
      <style:text-properties fo:font-style="normal" officeooo:rsid="00035f03" officeooo:paragraph-rsid="00035f03" style:font-style-asian="normal" style:font-style-complex="normal"/>
    </style:style>
    <style:style style:name="P5" style:family="paragraph" style:parent-style-name="Standard" style:list-style-name="L1">
      <style:text-properties fo:font-style="normal" officeooo:rsid="0009f57c" officeooo:paragraph-rsid="0009f57c" style:font-style-asian="normal" style:font-style-complex="normal"/>
    </style:style>
    <style:style style:name="P6" style:family="paragraph" style:parent-style-name="Standard" style:list-style-name="L1">
      <style:text-properties fo:font-style="normal" officeooo:rsid="000a56fd" officeooo:paragraph-rsid="000a56fd" style:font-style-asian="normal" style:font-style-complex="normal"/>
    </style:style>
    <style:style style:name="P7" style:family="paragraph" style:parent-style-name="Standard" style:list-style-name="L1">
      <style:text-properties fo:font-style="normal" officeooo:rsid="000ad80c" officeooo:paragraph-rsid="000ad80c" style:font-style-asian="normal" style:font-style-complex="normal"/>
    </style:style>
    <style:style style:name="P8" style:family="paragraph" style:parent-style-name="Standard" style:list-style-name="L1">
      <style:text-properties fo:font-style="normal" officeooo:rsid="000afad8" officeooo:paragraph-rsid="000afad8" style:font-style-asian="normal" style:font-style-complex="normal"/>
    </style:style>
    <style:style style:name="P9" style:family="paragraph" style:parent-style-name="Standard" style:list-style-name="L1">
      <style:text-properties fo:font-style="normal" officeooo:rsid="0013ad9d" officeooo:paragraph-rsid="0013ad9d" style:font-style-asian="normal" style:font-style-complex="normal"/>
    </style:style>
    <style:style style:name="P10" style:family="paragraph" style:parent-style-name="Standard" style:list-style-name="L1">
      <style:text-properties fo:font-style="normal" officeooo:rsid="0016a1c4" officeooo:paragraph-rsid="0016a1c4" style:font-style-asian="normal" style:font-style-complex="normal"/>
    </style:style>
    <style:style style:name="P11" style:family="paragraph" style:parent-style-name="Standard" style:list-style-name="L1">
      <style:text-properties fo:font-style="normal" fo:font-weight="bold" officeooo:rsid="00027e58" officeooo:paragraph-rsid="00027e58" style:font-style-asian="normal" style:font-weight-asian="bold" style:font-style-complex="normal" style:font-weight-complex="bold"/>
    </style:style>
    <style:style style:name="P12" style:family="paragraph" style:parent-style-name="Standard" style:list-style-name="L1">
      <style:text-properties fo:font-style="normal" fo:font-weight="bold" officeooo:rsid="0004e606" officeooo:paragraph-rsid="0004e606" style:font-style-asian="normal" style:font-weight-asian="bold" style:font-style-complex="normal" style:font-weight-complex="bold"/>
    </style:style>
    <style:style style:name="P13" style:family="paragraph" style:parent-style-name="Standard" style:list-style-name="L1">
      <style:text-properties fo:font-style="normal" fo:font-weight="bold" officeooo:rsid="000eef88" officeooo:paragraph-rsid="000eef88" style:font-style-asian="normal" style:font-weight-asian="bold" style:font-style-complex="normal" style:font-weight-complex="bold"/>
    </style:style>
    <style:style style:name="P14" style:family="paragraph" style:parent-style-name="Standard" style:list-style-name="L1">
      <style:text-properties fo:font-style="normal" fo:font-weight="bold" officeooo:rsid="00186741" officeooo:paragraph-rsid="00186741" style:font-style-asian="normal" style:font-weight-asian="bold" style:font-style-complex="normal" style:font-weight-complex="bold"/>
    </style:style>
    <style:style style:name="P15" style:family="paragraph" style:parent-style-name="Standard" style:list-style-name="L1">
      <style:text-properties fo:font-style="normal" fo:font-weight="bold" officeooo:rsid="0024a21e" officeooo:paragraph-rsid="0024a21e" style:font-style-asian="normal" style:font-weight-asian="bold" style:font-style-complex="normal" style:font-weight-complex="bold"/>
    </style:style>
    <style:style style:name="P16" style:family="paragraph" style:parent-style-name="Standard" style:list-style-name="L1">
      <style:text-properties fo:font-style="normal" fo:font-weight="bold" officeooo:rsid="0025d537" officeooo:paragraph-rsid="0025d537" style:font-style-asian="normal" style:font-weight-asian="bold" style:font-style-complex="normal" style:font-weight-complex="bold"/>
    </style:style>
    <style:style style:name="P17" style:family="paragraph" style:parent-style-name="Standard" style:list-style-name="L1">
      <style:text-properties fo:font-style="normal" fo:font-weight="bold" officeooo:rsid="00294eca" officeooo:paragraph-rsid="00294eca" style:font-style-asian="normal" style:font-weight-asian="bold" style:font-style-complex="normal" style:font-weight-complex="bold"/>
    </style:style>
    <style:style style:name="P18" style:family="paragraph" style:parent-style-name="Standard" style:list-style-name="L1">
      <style:text-properties fo:font-style="normal" fo:font-weight="normal" officeooo:rsid="0012c2a8" officeooo:paragraph-rsid="0012c2a8" style:font-style-asian="normal" style:font-weight-asian="normal" style:font-style-complex="normal" style:font-weight-complex="normal"/>
    </style:style>
    <style:style style:name="P19" style:family="paragraph" style:parent-style-name="Standard" style:list-style-name="L1">
      <style:text-properties fo:font-style="normal" fo:font-weight="normal" officeooo:rsid="0019a9b7" officeooo:paragraph-rsid="0019a9b7" style:font-style-asian="normal" style:font-weight-asian="normal" style:font-style-complex="normal" style:font-weight-complex="normal"/>
    </style:style>
    <style:style style:name="P20" style:family="paragraph" style:parent-style-name="Standard" style:list-style-name="L1">
      <style:text-properties fo:font-style="normal" fo:font-weight="normal" officeooo:rsid="001bc389" officeooo:paragraph-rsid="001bc389" style:font-style-asian="normal" style:font-weight-asian="normal" style:font-style-complex="normal" style:font-weight-complex="normal"/>
    </style:style>
    <style:style style:name="P21" style:family="paragraph" style:parent-style-name="Standard" style:list-style-name="L1">
      <style:text-properties fo:font-style="normal" fo:font-weight="normal" officeooo:rsid="001daf50" officeooo:paragraph-rsid="001daf50" style:font-style-asian="normal" style:font-weight-asian="normal" style:font-style-complex="normal" style:font-weight-complex="normal"/>
    </style:style>
    <style:style style:name="P22" style:family="paragraph" style:parent-style-name="Standard" style:list-style-name="L1">
      <style:text-properties fo:font-style="normal" fo:font-weight="normal" officeooo:rsid="001e5950" officeooo:paragraph-rsid="001e5950" style:font-style-asian="normal" style:font-weight-asian="normal" style:font-style-complex="normal" style:font-weight-complex="normal"/>
    </style:style>
    <style:style style:name="P23" style:family="paragraph" style:parent-style-name="Standard" style:list-style-name="L1">
      <style:text-properties fo:font-style="normal" fo:font-weight="normal" officeooo:rsid="001f21cc" officeooo:paragraph-rsid="001f21cc" style:font-style-asian="normal" style:font-weight-asian="normal" style:font-style-complex="normal" style:font-weight-complex="normal"/>
    </style:style>
    <style:style style:name="P24" style:family="paragraph" style:parent-style-name="Standard" style:list-style-name="L1">
      <style:text-properties fo:font-style="normal" fo:font-weight="normal" officeooo:rsid="0020fa6e" officeooo:paragraph-rsid="0020fa6e" style:font-style-asian="normal" style:font-weight-asian="normal" style:font-style-complex="normal" style:font-weight-complex="normal"/>
    </style:style>
    <style:style style:name="P25" style:family="paragraph" style:parent-style-name="Standard" style:list-style-name="L1">
      <style:text-properties fo:font-style="normal" fo:font-weight="normal" officeooo:rsid="0022e647" officeooo:paragraph-rsid="0022e647" style:font-style-asian="normal" style:font-weight-asian="normal" style:font-style-complex="normal" style:font-weight-complex="normal"/>
    </style:style>
    <style:style style:name="P26" style:family="paragraph" style:parent-style-name="Standard" style:list-style-name="L1">
      <style:text-properties fo:font-style="normal" fo:font-weight="normal" officeooo:rsid="002425dc" officeooo:paragraph-rsid="002425dc" style:font-style-asian="normal" style:font-weight-asian="normal" style:font-style-complex="normal" style:font-weight-complex="normal"/>
    </style:style>
    <style:style style:name="P27" style:family="paragraph" style:parent-style-name="Standard" style:list-style-name="L1">
      <style:text-properties fo:font-style="normal" fo:font-weight="normal" officeooo:rsid="0027b61c" officeooo:paragraph-rsid="0027b61c" style:font-style-asian="normal" style:font-weight-asian="normal" style:font-style-complex="normal" style:font-weight-complex="normal"/>
    </style:style>
    <style:style style:name="P28" style:family="paragraph" style:parent-style-name="Standard" style:list-style-name="L1">
      <style:text-properties fo:font-style="normal" fo:font-weight="normal" officeooo:rsid="002d0f04" officeooo:paragraph-rsid="002d0f04" style:font-style-asian="normal" style:font-weight-asian="normal" style:font-style-complex="normal" style:font-weight-complex="normal"/>
    </style:style>
    <style:style style:name="P29" style:family="paragraph" style:parent-style-name="Standard" style:list-style-name="L1">
      <style:text-properties fo:font-weight="bold" officeooo:rsid="0000e07b" officeooo:paragraph-rsid="00027e58" style:font-weight-asian="bold" style:font-weight-complex="bold"/>
    </style:style>
    <style:style style:name="P30" style:family="paragraph" style:parent-style-name="Standard">
      <style:text-properties style:font-name="Times New Roman" fo:font-size="14pt" fo:language="zxx" fo:country="none" fo:font-style="italic" fo:font-weight="bold" officeooo:rsid="002fb295" officeooo:paragraph-rsid="0024a21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31" style:family="paragraph" style:parent-style-name="Standard" style:list-style-name="L1">
      <style:text-properties style:font-name="Times New Roman" fo:font-size="14pt" fo:language="zxx" fo:country="none" fo:font-style="italic" fo:font-weight="bold" officeooo:rsid="002fb295" officeooo:paragraph-rsid="0022e647"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32" style:family="paragraph" style:parent-style-name="Heading_20_2">
      <style:paragraph-properties fo:break-before="page"/>
      <style:text-properties style:font-name="Times New Roman" fo:font-style="italic" officeooo:rsid="002fb295" officeooo:paragraph-rsid="002fb295" style:font-style-asian="italic" style:font-style-complex="italic"/>
    </style:style>
    <style:style style:name="P33" style:family="paragraph" style:parent-style-name="Heading_20_2">
      <style:text-properties style:font-name="Times New Roman" fo:font-size="14pt" fo:language="zxx" fo:country="none" fo:font-style="italic" fo:font-weight="bold" officeooo:rsid="002fb295"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34" style:family="paragraph" style:parent-style-name="Heading_20_2">
      <style:text-properties fo:font-size="14pt" officeooo:rsid="0039021e" officeooo:paragraph-rsid="0039021e" style:font-size-asian="14pt" style:font-size-complex="14pt"/>
    </style:style>
    <style:style style:name="P35" style:family="paragraph" style:parent-style-name="Text_20_body" style:list-style-name="L4">
      <style:text-properties style:font-name="Times New Roman" fo:font-size="12pt" fo:language="zxx" fo:country="none" fo:font-style="normal" fo:font-weight="normal" officeooo:rsid="003dff90" officeooo:paragraph-rsid="00404bca"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36" style:family="paragraph" style:parent-style-name="Text_20_body" style:list-style-name="L5">
      <style:text-properties style:font-name="Times New Roman" fo:font-size="12pt" fo:language="zxx" fo:country="none" fo:font-style="normal" fo:font-weight="normal" officeooo:rsid="003dff90" officeooo:paragraph-rsid="0042daed"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37" style:family="paragraph" style:parent-style-name="Text_20_body" style:list-style-name="L2">
      <style:text-properties fo:font-style="normal" officeooo:rsid="0030b067" officeooo:paragraph-rsid="0030b067" style:font-style-asian="normal" style:font-style-complex="normal"/>
    </style:style>
    <style:style style:name="P38" style:family="paragraph" style:parent-style-name="Text_20_body" style:list-style-name="L2">
      <style:text-properties fo:font-style="normal" officeooo:rsid="0032236d" officeooo:paragraph-rsid="0032236d" style:font-style-asian="normal" style:font-style-complex="normal"/>
    </style:style>
    <style:style style:name="P39" style:family="paragraph" style:parent-style-name="Text_20_body" style:list-style-name="L2">
      <style:text-properties fo:font-style="normal" officeooo:rsid="00339603" officeooo:paragraph-rsid="00339603" style:font-style-asian="normal" style:font-style-complex="normal"/>
    </style:style>
    <style:style style:name="P40" style:family="paragraph" style:parent-style-name="Text_20_body" style:list-style-name="L2">
      <style:text-properties fo:font-style="normal" officeooo:rsid="003480b6" officeooo:paragraph-rsid="003480b6" style:font-style-asian="normal" style:font-style-complex="normal"/>
    </style:style>
    <style:style style:name="P41" style:family="paragraph" style:parent-style-name="Text_20_body" style:list-style-name="L2">
      <style:text-properties fo:font-style="normal" officeooo:rsid="003595cf" officeooo:paragraph-rsid="003595cf" style:font-style-asian="normal" style:font-style-complex="normal"/>
    </style:style>
    <style:style style:name="P42" style:family="paragraph" style:parent-style-name="Text_20_body" style:list-style-name="L2">
      <style:text-properties fo:font-style="normal" officeooo:rsid="003734b8" officeooo:paragraph-rsid="003734b8" style:font-style-asian="normal" style:font-style-complex="normal"/>
    </style:style>
    <style:style style:name="P43" style:family="paragraph" style:parent-style-name="Text_20_body" style:list-style-name="L2">
      <style:text-properties fo:font-style="normal" officeooo:rsid="0038a08d" officeooo:paragraph-rsid="0038a08d" style:font-style-asian="normal" style:font-style-complex="normal"/>
    </style:style>
    <style:style style:name="P44" style:family="paragraph" style:parent-style-name="Text_20_body" style:list-style-name="L2">
      <style:text-properties fo:font-style="normal" officeooo:rsid="0038a08d" officeooo:paragraph-rsid="003af293" style:font-style-asian="normal" style:font-style-complex="normal"/>
    </style:style>
    <style:style style:name="P45" style:family="paragraph" style:parent-style-name="Text_20_body" style:list-style-name="L3">
      <style:text-properties fo:font-size="12pt" fo:font-style="normal" fo:font-weight="normal" officeooo:rsid="003cc887" officeooo:paragraph-rsid="003cc887" style:font-size-asian="12pt" style:font-style-asian="normal" style:font-weight-asian="normal" style:font-size-complex="12pt" style:font-style-complex="normal" style:font-weight-complex="normal"/>
    </style:style>
    <style:style style:name="P46" style:family="paragraph" style:parent-style-name="Text_20_body" style:list-style-name="L3">
      <style:text-properties fo:font-size="12pt" fo:font-style="normal" fo:font-weight="normal" officeooo:rsid="003dff90" officeooo:paragraph-rsid="003dff90" style:font-size-asian="12pt" style:font-style-asian="normal" style:font-weight-asian="normal" style:font-size-complex="12pt" style:font-style-complex="normal" style:font-weight-complex="normal"/>
    </style:style>
    <style:style style:name="P47" style:family="paragraph" style:parent-style-name="Text_20_body" style:list-style-name="L6">
      <style:text-properties fo:font-size="12pt" fo:font-style="normal" fo:font-weight="normal" officeooo:rsid="00445e3c" officeooo:paragraph-rsid="00445e3c" style:font-size-asian="12pt" style:font-style-asian="normal" style:font-weight-asian="normal" style:font-size-complex="12pt" style:font-style-complex="normal" style:font-weight-complex="normal"/>
    </style:style>
    <style:style style:name="P48" style:family="paragraph" style:parent-style-name="Text_20_body" style:list-style-name="L6">
      <style:text-properties fo:font-size="12pt" fo:font-style="normal" fo:font-weight="normal" officeooo:rsid="00472908" officeooo:paragraph-rsid="00472908" style:font-size-asian="12pt" style:font-style-asian="normal" style:font-weight-asian="normal" style:font-size-complex="12pt" style:font-style-complex="normal" style:font-weight-complex="normal"/>
    </style:style>
    <style:style style:name="P49" style:family="paragraph" style:parent-style-name="Text_20_body" style:list-style-name="L6">
      <style:text-properties fo:font-size="12pt" fo:font-style="normal" fo:font-weight="normal" officeooo:rsid="0047440c" officeooo:paragraph-rsid="0047440c" style:font-size-asian="12pt" style:font-style-asian="normal" style:font-weight-asian="normal" style:font-size-complex="12pt" style:font-style-complex="normal" style:font-weight-complex="normal"/>
    </style:style>
    <style:style style:name="T1" style:family="text">
      <style:text-properties officeooo:rsid="00027e58"/>
    </style:style>
    <style:style style:name="T2" style:family="text">
      <style:text-properties officeooo:rsid="0006d315"/>
    </style:style>
    <style:style style:name="T3" style:family="text">
      <style:text-properties fo:font-style="italic" style:font-style-asian="italic" style:font-style-complex="italic"/>
    </style:style>
    <style:style style:name="T4" style:family="text">
      <style:text-properties fo:font-style="italic" officeooo:rsid="000dab3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0dab3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style:font-name="Times New Roman" fo:font-style="italic" officeooo:rsid="002fb295" style:font-style-asian="italic" style:font-style-complex="italic"/>
    </style:style>
    <style:style style:name="T11" style:family="text">
      <style:text-properties style:font-name="Times New Roman" officeooo:rsid="002fb295"/>
    </style:style>
    <style:style style:name="T12" style:family="text">
      <style:text-properties style:font-name="Times New Roman" fo:font-size="14pt" fo:language="zxx" fo:country="none" fo:font-style="italic" fo:font-weight="bold" officeooo:rsid="002fb295"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13" style:family="text">
      <style:text-properties style:font-name="Times New Roman" fo:language="zxx" fo:country="none" style:font-name-asian="Andale Sans UI" style:language-asian="zxx" style:country-asian="none" style:font-name-complex="Tahoma" style:language-complex="zxx" style:country-complex="none"/>
    </style:style>
    <style:style style:name="T14" style:family="text">
      <style:text-properties style:font-name="Times New Roman" fo:language="zxx" fo:country="none" officeooo:rsid="002fb295" style:font-name-asian="Andale Sans UI" style:language-asian="zxx" style:country-asian="none" style:font-name-complex="Tahoma" style:language-complex="zxx" style:country-complex="none"/>
    </style:style>
    <style:style style:name="T15" style:family="text">
      <style:text-properties style:font-name="Times New Roman" fo:language="zxx" fo:country="none" fo:font-style="italic" style:font-name-asian="Andale Sans UI" style:language-asian="zxx" style:country-asian="none" style:font-style-asian="italic" style:font-name-complex="Tahoma" style:language-complex="zxx" style:country-complex="none" style:font-style-complex="italic"/>
    </style:style>
    <style:style style:name="T16"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14549408606360262" text:style-name="L1">
        <text:list-item>
          <text:p text:style-name="P29"><text:span text:style-name="T1">Comments:</text:span></text:p>
          <text:p text:style-name="P1">The /* */ form of block is not safe for commenting out blocks of code in JavaScript. For example, those pairs can also occur in regular expression literals:</text:p>
          <text:p text:style-name="P2">/*</text:p>
          <text:p text:style-name="P2"><text:s text:c="2"/>var rm_a = /a*/.match(s);</text:p>
          <text:p text:style-name="P2">*/</text:p>
          <text:p text:style-name="P3">So, it is recommended that /* */ comments be avoided and // comments be used instead.</text:p>
        </text:list-item>
        <text:list-item>
          <text:p text:style-name="P11">Names:</text:p>
          <text:p text:style-name="P4">It is not permitted to name a variable or parameter with a reserved word. Worse, it is not permitted to use a reserved word as the name of an object property in an object literal or following a dot in a refinement.</text:p>
        </text:list-item>
        <text:list-item>
          <text:p text:style-name="P12">Numbers:</text:p>
          <text:list>
            <text:list-item>
              <text:p text:style-name="P5">JavaScript <text:s/><text:span text:style-name="T2">has only one single number type. Internally, it is represented as 64-bit floating point. There is no seperate integer type, so 1 and 1.0 are the same value.</text:span></text:p>
            </text:list-item>
            <text:list-item>
              <text:p text:style-name="P6">The value NaN is a number value that is the result of an operation that cannot produce a normal result. NaN is not equal to any value, including itself. You can detect NaN with the <text:span text:style-name="T3">isNaN(number)</text:span> function.</text:p>
            </text:list-item>
            <text:list-item>
              <text:p text:style-name="P7">The value Infinity represents all values greater than 1.79769313486231570e+308</text:p>
            </text:list-item>
            <text:list-item>
              <text:p text:style-name="P8"><text:span text:style-name="T3">Numbers</text:span> have methods. <text:span text:style-name="T6">For example, the </text:span><text:span text:style-name="T4">Math.floor(number)</text:span><text:span text:style-name="T6"> method can be used to convert a number into an integer.</text:span></text:p>
            </text:list-item>
          </text:list>
        </text:list-item>
        <text:list-item>
          <text:p text:style-name="P13">Strings</text:p>
          <text:list>
            <text:list-item>
              <text:p text:style-name="P18">All characters in JavaScript are 16 bits wide.</text:p>
            </text:list-item>
            <text:list-item>
              <text:p text:style-name="P18">JavaScript does not have a character type. To represent a character, make a string with just one character in it.</text:p>
            </text:list-item>
            <text:list-item>
              <text:p text:style-name="P9"><text:span text:style-name="T7">The \ (backslash) is the escape character.</text:span></text:p>
            </text:list-item>
            <text:list-item>
              <text:p text:style-name="P10"><text:span text:style-name="T7">Strings have a </text:span><text:span text:style-name="T5">length</text:span><text:span text:style-name="T7"> property.</text:span></text:p>
            </text:list-item>
            <text:list-item>
              <text:p text:style-name="P10"><text:span text:style-name="T7">Strings are immutable.</text:span></text:p>
            </text:list-item>
          </text:list>
        </text:list-item>
        <text:list-item>
          <text:p text:style-name="P14">Statements:</text:p>
          <text:list>
            <text:list-item>
              <text:p text:style-name="P19">A compilation unit contains a set of executable statements.</text:p>
            </text:list-item>
            <text:list-item>
              <text:p text:style-name="P20">In web browsers, each &lt;script&gt; tag delivers a compilation unit that is compiled and immediately executed.</text:p>
            </text:list-item>
            <text:list-item>
              <text:p text:style-name="P20">Lacking a linker, JavaScript throws them all together in a common global namespace.</text:p>
            </text:list-item>
            <text:list-item>
              <text:p text:style-name="P21">When used inside of a function, the <text:span text:style-name="T3">var</text:span> statement defines the function's private variables.</text:p>
            </text:list-item>
            <text:list-item>
              <text:p text:style-name="P22">Statements tend to be executed in order from top to bottom. The sequence of execution can be altered by the conditional statements(if and switch), by the looping statements(while, for, and do), by the disruptive statements(break, return, and throw), and by function invocation.</text:p>
            </text:list-item>
            <text:list-item>
              <text:p text:style-name="P23">A block is a set of statements wrapped in curly braces. Unlike many other languages, blocks in JavaScript do not create a new scope, so variables should be defined at the top of the function, not in blocks.</text:p>
            </text:list-item>
            <text:list-item>
              <text:p text:style-name="P24">The falsy values:</text:p>
              <text:list>
                <text:list-item>
                  <text:p text:style-name="P24">false</text:p>
                </text:list-item>
                <text:list-item>
                  <text:p text:style-name="P24">null</text:p>
                </text:list-item>
                <text:list-item>
                  <text:p text:style-name="P25">undefined</text:p>
                </text:list-item>
                <text:list-item>
                  <text:p text:style-name="P25">The empty string ''</text:p>
                </text:list-item>
                <text:list-item>
                  <text:p text:style-name="P25">The number 0</text:p>
                </text:list-item>
                <text:list-item>
                  <text:p text:style-name="P25">The number NaN</text:p>
                </text:list-item>
              </text:list>
            </text:list-item>
            <text:list-item>
              <text:p text:style-name="P26">Any other values are true</text:p>
            </text:list-item>
          </text:list>
        </text:list-item>
        <text:list-item>
          <text:p text:style-name="P15">Expressions:</text:p>
        </text:list-item>
        <text:list-item>
          <text:p text:style-name="P16">Literals:</text:p>
          <text:list>
            <text:list-item>
              <text:p text:style-name="P27">Object literals are a convenit notation for specifying new objects. </text:p>
            </text:list-item>
            <text:list-item>
              <text:p text:style-name="P27"><text:soft-page-break/>The names of the properties can be specified as names or as strings.</text:p>
            </text:list-item>
            <text:list-item>
              <text:p text:style-name="P27">The names are treated as literal names, not as variable names, so the names of the properties of the object must be known at compile time. The values of the properties are expressions.</text:p>
            </text:list-item>
          </text:list>
        </text:list-item>
        <text:list-item>
          <text:p text:style-name="P17">Functions:</text:p>
          <text:list>
            <text:list-item>
              <text:p text:style-name="P28">A function literal defines a function value. </text:p>
            </text:list-item>
            <text:list-item>
              <text:p text:style-name="P28">A function can have an optional name that it can use to call itself recursively.</text:p>
            </text:list-item>
          </text:list>
        </text:list-item>
      </text:list>
      <text:h text:style-name="P32" text:outline-level="2">Chapter 3 Objects</text:h>
      <text:h text:style-name="P34" text:outline-level="2"><text:span text:style-name="T10">O</text:span><text:span text:style-name="T9">bject Literals</text:span></text:h>
      <text:list xml:id="list1118040406754617277" text:style-name="L2">
        <text:list-item>
          <text:p text:style-name="P37"><text:span text:style-name="T11">T</text:span><text:span text:style-name="T8">he simple types of JavaScript are </text:span><text:span text:style-name="T9">numbers</text:span><text:span text:style-name="T8">, </text:span><text:span text:style-name="T9">strings</text:span><text:span text:style-name="T8">, </text:span><text:span text:style-name="T9">booleans</text:span><text:span text:style-name="T8">, </text:span><text:span text:style-name="T9">null</text:span><text:span text:style-name="T8">, and </text:span><text:span text:style-name="T9">undefined</text:span><text:span text:style-name="T8">.</text:span></text:p>
        </text:list-item>
        <text:list-item>
          <text:p text:style-name="P38"><text:span text:style-name="T8">All the other values are </text:span><text:span text:style-name="T9">objects</text:span><text:span text:style-name="T8">.</text:span></text:p>
        </text:list-item>
        <text:list-item>
          <text:p text:style-name="P39"><text:span text:style-name="T8">Numbers, strings, and booleans are object-like in that they have methods, but they are immutable.</text:span></text:p>
        </text:list-item>
        <text:list-item>
          <text:p text:style-name="P39"><text:span text:style-name="T8">Objects in JavaScript are mutable keyed collections.</text:span></text:p>
        </text:list-item>
        <text:list-item>
          <text:p text:style-name="P40"><text:span text:style-name="T8">arrays are objects, functions are objects, regular expressions are objects, objects are objects.</text:span></text:p>
        </text:list-item>
        <text:list-item>
          <text:p text:style-name="P41"><text:span text:style-name="T8">An object is a container of properties, where a property has a name and a value.</text:span></text:p>
        </text:list-item>
        <text:list-item>
          <text:p text:style-name="P41"><text:span text:style-name="T8">A property name can be any string, including the empty string. A property value can be any JavaScript value except for </text:span><text:span text:style-name="T9">undefined</text:span><text:span text:style-name="T8">.</text:span></text:p>
        </text:list-item>
        <text:list-item>
          <text:p text:style-name="P42"><text:span text:style-name="T8">If the name of the property is a legal JavaScript name, the quotes around it is optional; otherwise, quotes are required.</text:span></text:p>
        </text:list-item>
        <text:list-item>
          <text:p text:style-name="P43"><text:span text:style-name="T8">A property's value can be obtained from any expression, including another object literal. </text:span></text:p>
        </text:list-item>
        <text:list-item>
          <text:p text:style-name="P44"><text:span text:style-name="T8">Objects can nest.</text:span></text:p>
        </text:list-item>
      </text:list>
      <text:h text:style-name="Heading_20_2" text:outline-level="2"><text:span text:style-name="T12">Retrieval</text:span></text:h>
      <text:list xml:id="list1509227613401615236" text:style-name="L3">
        <text:list-item>
          <text:p text:style-name="P45"><text:span text:style-name="T14">V</text:span><text:span text:style-name="T13">alues can be retrieved from an object by wrapping a string expression in a </text:span><text:span text:style-name="T15">[]</text:span><text:span text:style-name="T13"> sufix.</text:span></text:p>
        </text:list-item>
        <text:list-item>
          <text:p text:style-name="P45"><text:span text:style-name="T13">If the string expression is a string literal, and if it is a legal JavaScript name and not a reserved word, then the . Notation can be used instead.</text:span></text:p>
        </text:list-item>
        <text:list-item>
          <text:p text:style-name="P45"><text:span text:style-name="T13">The . Notation is preferred because it is more compact and it reads better.</text:span></text:p>
        </text:list-item>
        <text:list-item>
          <text:p text:style-name="P46"><text:span text:style-name="T13">The </text:span><text:span text:style-name="T15">undifined </text:span><text:span text:style-name="T13">value is produced if an attempt is made to retrieve a nonexistent member.</text:span></text:p>
        </text:list-item>
        <text:list-item>
          <text:p text:style-name="P46"><text:span text:style-name="T13">Attempting to retrieve values from </text:span><text:span text:style-name="T15">undefined</text:span><text:span text:style-name="T13"> will throw a </text:span><text:span text:style-name="T15">TypeError</text:span><text:span text:style-name="T13"> exception.</text:span></text:p>
        </text:list-item>
      </text:list>
      <text:h text:style-name="P33" text:outline-level="2">Update</text:h>
      <text:list xml:id="list6929723245146371841" text:style-name="L4">
        <text:list-item>
          <text:p text:style-name="P35">A value in an object can be updated by assignment. If the property name already exists in the object, the property is replaced. If the object does not already have that property name, the object is <text:span text:style-name="T16">agumented</text:span>.</text:p>
        </text:list-item>
      </text:list>
      <text:h text:style-name="P33" text:outline-level="2">Reference</text:h>
      <text:list xml:id="list8163992657489892263" text:style-name="L5">
        <text:list-item>
          <text:p text:style-name="P36">Objects are passed around by reference. They're nvever copied.</text:p>
        </text:list-item>
      </text:list>
      <text:h text:style-name="P33" text:outline-level="2">Prototype</text:h>
      <text:list xml:id="list9181720804851030353" text:style-name="L6">
        <text:list-item>
          <text:p text:style-name="P47"><text:span text:style-name="T14">E</text:span><text:span text:style-name="T13">very object is linked to a prototype object from which it can inherit properties.</text:span></text:p>
        </text:list-item>
        <text:list-item>
          <text:p text:style-name="P47"><text:span text:style-name="T13">All objects created from object literals are linked to </text:span><text:span text:style-name="T15">Object.prototype</text:span><text:span text:style-name="T13">, an object that comes standard with JavaScript.</text:span></text:p>
        </text:list-item>
        <text:list-item>
          <text:p text:style-name="P48"><text:span text:style-name="T13">The prototype link has no effect on updating. When we make changes to an object, the object's prototpye is not touched.</text:span></text:p>
        </text:list-item>
        <text:list-item>
          <text:p text:style-name="P48"><text:span text:style-name="T13">The prototype link is used only <text:s/>in retrieval. If we try to retrieve a property value from an </text:span><text:soft-page-break/><text:span text:style-name="T13">object, and if the object lacks the property name, then JavaScript attempts to retrieve the property value from the prototype object, and so on until the process finally bottoms out the Object.prototype. If the desired property exists nowhere in the prototype chain, then the result is the undefined value. This is called delegation.</text:span></text:p>
        </text:list-item>
        <text:list-item>
          <text:p text:style-name="P49"><text:span text:style-name="T13">The prototype relationship is a dynamic relationship. If we add a new property to a prototype, that property will immediately be visible in all of the objects that are based on that prototype.</text:span></text:p>
        </text:list-item>
        <text:list-item>
          <text:p text:style-name="P49"><text:span text:style-name="T13"/></text:p>
        </text:list-item>
      </text:list>
      <text:p text:style-name="P30"/>
      <text:list xml:id="list180404231141397" text:continue-list="list3214549408606360262" text:style-name="L1">
        <text:list-item>
          <text:list>
            <text:list-header>
              <text:p text:style-name="P3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M18S</meta:editing-duration>
    <meta:editing-cycles>72</meta:editing-cycles>
    <meta:generator>LibreOffice/4.2.4.2$Windows_x86 LibreOffice_project/63150712c6d317d27ce2db16eb94c2f3d7b699f8</meta:generator>
    <dc:date>2014-05-29T18:04:04.172000000</dc:date>
    <meta:document-statistic meta:table-count="0" meta:image-count="0" meta:object-count="0" meta:page-count="4" meta:paragraph-count="71" meta:word-count="950" meta:character-count="5432" meta:non-whitespace-character-count="4604"/>
    <meta:user-defined meta:name="Info 1"/>
    <meta:user-defined meta:name="Info 2"/>
    <meta:user-defined meta:name="Info 3"/>
    <meta:user-defined meta:name="Info 4"/>
  </office:meta>
</office:document-meta>
</file>